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tyle:font-face style:name="erdana" svg:font-family="erdana, helvetica, arial, sans-serif"/>
    <style:font-face style:name="verdana1" svg:font-family="verdana"/>
    <style:font-face style:name="verdana" svg:font-family="verdana,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style:style>
    <style:style style:name="P2" style:family="paragraph" style:parent-style-name="Text_20_body" style:list-style-name="L2">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3" style:family="paragraph" style:parent-style-name="Text_20_body" style:list-style-name="L3">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4" style:family="paragraph" style:parent-style-name="Text_20_body" style:list-style-name="L4">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5" style:family="paragraph" style:parent-style-name="Text_20_body" style:list-style-name="L5">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6" style:family="paragraph" style:parent-style-name="Text_20_body" style:list-style-name="L6">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7" style:family="paragraph" style:parent-style-name="Text_20_body" style:list-style-name="L7">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8" style:family="paragraph" style:parent-style-name="Text_20_body" style:list-style-name="L8">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9" style:family="paragraph" style:parent-style-name="Text_20_body" style:list-style-name="L9">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0" style:family="paragraph" style:parent-style-name="Text_20_body" style:list-style-name="L10">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1" style:family="paragraph" style:parent-style-name="Text_20_body" style:list-style-name="L11">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2" style:family="paragraph" style:parent-style-name="Text_20_body" style:list-style-name="L12">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3" style:family="paragraph" style:parent-style-name="Text_20_body" style:list-style-name="L13">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4" style:family="paragraph" style:parent-style-name="Text_20_body" style:list-style-name="L14">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5" style:family="paragraph" style:parent-style-name="Text_20_body" style:list-style-name="L15">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6" style:family="paragraph" style:parent-style-name="Text_20_body" style:list-style-name="L16">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style>
    <style:style style:name="P17" style:family="paragraph" style:parent-style-name="Text_20_body" style:list-style-name="L2">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18" style:family="paragraph" style:parent-style-name="Text_20_body" style:list-style-name="L3">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19" style:family="paragraph" style:parent-style-name="Text_20_body" style:list-style-name="L4">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0" style:family="paragraph" style:parent-style-name="Text_20_body" style:list-style-name="L5">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1" style:family="paragraph" style:parent-style-name="Text_20_body" style:list-style-name="L6">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2" style:family="paragraph" style:parent-style-name="Text_20_body" style:list-style-name="L7">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3" style:family="paragraph" style:parent-style-name="Text_20_body" style:list-style-name="L8">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4" style:family="paragraph" style:parent-style-name="Text_20_body" style:list-style-name="L9">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5" style:family="paragraph" style:parent-style-name="Text_20_body" style:list-style-name="L10">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6" style:family="paragraph" style:parent-style-name="Text_20_body" style:list-style-name="L11">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7" style:family="paragraph" style:parent-style-name="Text_20_body" style:list-style-name="L12">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8" style:family="paragraph" style:parent-style-name="Text_20_body" style:list-style-name="L13">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29" style:family="paragraph" style:parent-style-name="Text_20_body" style:list-style-name="L14">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30" style:family="paragraph" style:parent-style-name="Text_20_body" style:list-style-name="L15">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31" style:family="paragraph" style:parent-style-name="Text_20_body" style:list-style-name="L16">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fo:letter-spacing="normal"/>
    </style:style>
    <style:style style:name="P32" style:family="paragraph" style:parent-style-name="Text_20_body">
      <style:paragraph-properties fo:margin-left="0cm" fo:margin-right="0cm" fo:line-height="150%" fo:orphans="2" fo:widows="2" fo:text-indent="0cm" style:auto-text-indent="false" fo:padding="0cm" fo:border="none"/>
    </style:style>
    <style:style style:name="P33" style:family="paragraph" style:parent-style-name="Text_20_body" style:list-style-name="L1">
      <style:paragraph-properties fo:margin-top="0.106cm" fo:margin-bottom="0.212cm" style:line-height-at-least="0.556cm" fo:orphans="2" fo:widows="2"/>
      <style:text-properties fo:font-variant="normal" fo:text-transform="none" fo:color="#000000" style:font-name="verdana" fo:font-size="9.75pt" fo:letter-spacing="normal" fo:font-style="normal" fo:font-weight="normal"/>
    </style:style>
    <style:style style:name="P34" style:family="paragraph" style:parent-style-name="Heading_20_1">
      <style:text-properties fo:font-variant="normal" fo:text-transform="none" fo:color="#610b38" style:font-name="erdana" fo:font-size="21.75pt" fo:letter-spacing="normal" fo:font-style="normal" fo:font-weight="normal"/>
    </style:style>
    <style:style style:name="P35" style:family="paragraph" style:parent-style-name="Heading_20_3">
      <style:text-properties fo:font-variant="normal" fo:text-transform="none" fo:color="#610b4b" style:font-name="erdana" fo:font-size="15.75pt" fo:letter-spacing="normal" fo:font-style="normal" fo:font-weight="normal"/>
    </style:style>
    <style:style style:name="P36"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37" style:family="paragraph" style:parent-style-name="Heading_20_3">
      <style:paragraph-properties fo:margin-left="0cm" fo:margin-right="0cm" fo:orphans="2" fo:widows="2" fo:text-indent="0cm" style:auto-text-indent="false" fo:padding="0cm" fo:border="none"/>
      <style:text-properties fo:font-variant="normal" fo:text-transform="none" fo:color="#610b4b" style:font-name="erdana" fo:font-size="12.75pt" fo:letter-spacing="normal" fo:font-style="normal" fo:font-weight="bold"/>
    </style:style>
    <style:style style:name="P38" style:family="paragraph" style:parent-style-name="Preformatted_20_Text">
      <style:paragraph-properties fo:margin-left="0cm" fo:margin-right="0cm" fo:margin-top="0.212cm" fo:margin-bottom="0cm" fo:orphans="2" fo:widows="2" fo:text-indent="0cm" style:auto-text-indent="false" fo:padding-left="0.132cm" fo:padding-right="0.049cm" fo:padding-top="0.049cm" fo:padding-bottom="0.049cm" fo:border="0.002cm solid #d5ddc6"/>
      <style:text-properties fo:font-variant="normal" fo:text-transform="none" fo:color="#000000" style:font-name="verdana1" fo:font-size="9.75pt" fo:letter-spacing="normal" fo:font-style="normal" fo:font-weight="normal" fo:background-color="#f9fbf9"/>
    </style:style>
    <style:style style:name="P39" style:family="paragraph" style:parent-style-name="Preformatted_20_Text">
      <style:paragraph-properties fo:margin-top="0.212cm" fo:margin-bottom="0cm" fo:orphans="2" fo:widows="2" fo:padding-left="0.132cm" fo:padding-right="0.049cm" fo:padding-top="0.049cm" fo:padding-bottom="0.049cm" fo:border="0.002cm solid #d5ddc6"/>
      <style:text-properties fo:font-variant="normal" fo:text-transform="none" fo:color="#000000" style:font-name="verdana1" fo:font-size="9.75pt" fo:letter-spacing="normal" fo:font-style="normal" fo:font-weight="normal" fo:background-color="#f9fbf9"/>
    </style:style>
    <style:style style:name="T1" style:family="text">
      <style:text-properties fo:color="#006699" fo:font-weight="bold"/>
    </style:style>
    <style:style style:name="T2" style:family="text">
      <style:text-properties fo:color="#006699" style:font-name="verdana1" fo:font-size="9.75pt" fo:font-style="normal" fo:font-weight="bold"/>
    </style:style>
    <style:style style:name="T3" style:family="text">
      <style:text-properties style:font-name="verdana1" fo:font-size="9.75pt" fo:font-style="normal" fo:font-weight="normal"/>
    </style:style>
    <style:style style:name="T4" style:family="text">
      <style:text-properties fo:color="#008200" style:font-name="verdana1" fo:font-size="9.75pt" fo:font-style="normal" fo:font-weight="normal"/>
    </style:style>
    <style:style style:name="T5" style:family="text">
      <style:text-properties fo:color="#c00000" style:font-name="verdana1" fo:font-size="9.75pt" fo:font-style="normal" fo:font-weight="normal"/>
    </style:style>
    <style:style style:name="T6" style:family="text">
      <style:text-properties fo:color="#0000ff" style:font-name="verdana1" fo:font-size="9.75pt" fo:font-style="normal" fo:font-weight="normal"/>
    </style:style>
    <style:style style:name="T7" style:family="text">
      <style:text-properties fo:color="#646464"/>
    </style:style>
    <style:style style:name="T8" style:family="text">
      <style:text-properties fo:font-variant="normal" fo:text-transform="none" fo:color="#ffffff" style:text-line-through-style="none" style:font-name="Verdana" fo:font-size="9.75pt" fo:letter-spacing="normal" fo:font-style="normal" style:text-underline-style="none" fo:font-weight="bold" style:text-blinking="false" fo:background-color="#8bc34a"/>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Java 8 Stream</text:h>
      <text:p text:style-name="P1">Java provides a new additional package in Java 8 called java.util.stream. This package consists of classes, interfaces and enum to allows functional-style operations on the elements. You can use stream by importing java.util.stream package.</text:p>
      <text:p text:style-name="Horizontal_20_Line"/>
      <text:p text:style-name="P1">Stream provides following features:</text:p>
      <text:list xml:id="list6122347816908450870" text:style-name="L1">
        <text:list-item>
          <text:p text:style-name="P33">Stream does not store elements. It simply conveys elements from a source such as a data structure, an array, or an I/O channel, through a pipeline of computational operations.</text:p>
        </text:list-item>
        <text:list-item>
          <text:p text:style-name="P33">Stream is functional in nature. Operations performed on a stream does not modify it's source. For example, filtering a Stream obtained from a collection produces a new Stream without the filtered elements, rather than removing elements from the source collection.</text:p>
        </text:list-item>
        <text:list-item>
          <text:p text:style-name="P33">Stream is lazy and evaluates code only when required.</text:p>
        </text:list-item>
        <text:list-item>
          <text:p text:style-name="P33">The elements of a stream are only visited once during the life of a stream. Like an Iterator, a new stream must be generated to revisit the same elements of the source.</text:p>
        </text:list-item>
      </text:list>
      <text:p text:style-name="P1">You can use stream to filter, collect, print, and convert from one data structure to other etc. In the following examples, we have apply various operations with the help of stream.</text:p>
      <text:p text:style-name="Standard"/>
      <text:h text:style-name="P35" text:outline-level="3">Java Example: Filtering Collection without using Stream</text:h>
      <text:p text:style-name="P1">In the following example, we are filtering data without using stream. This approach we are used before the stream package was released.</text:p>
      <text:list xml:id="list970054993849303991" text:style-name="L2">
        <text:list-item>
          <text:p text:style-name="P2"><text:span text:style-name="T1">import</text:span> java.util.*;  </text:p>
        </text:list-item>
        <text:list-item>
          <text:p text:style-name="P2"><text:span text:style-name="T1">class</text:span> Product{  </text:p>
        </text:list-item>
        <text:list-item>
          <text:p text:style-name="P17">    <text:span text:style-name="T2">int</text:span><text:span text:style-name="T3"> id;  </text:span></text:p>
        </text:list-item>
        <text:list-item>
          <text:p text:style-name="P17">    <text:span text:style-name="T3">String name;  </text:span></text:p>
        </text:list-item>
        <text:list-item>
          <text:p text:style-name="P17">    <text:span text:style-name="T2">float</text:span><text:span text:style-name="T3"> price;  </text:span></text:p>
        </text:list-item>
        <text:list-item>
          <text:p text:style-name="P17">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17">        <text:span text:style-name="T2">this</text:span><text:span text:style-name="T3">.id = id;  </text:span></text:p>
        </text:list-item>
        <text:list-item>
          <text:p text:style-name="P17">        <text:span text:style-name="T2">this</text:span><text:span text:style-name="T3">.name = name;  </text:span></text:p>
        </text:list-item>
        <text:list-item>
          <text:p text:style-name="P17">        <text:span text:style-name="T2">this</text:span><text:span text:style-name="T3">.price = price;  </text:span></text:p>
        </text:list-item>
        <text:list-item>
          <text:p text:style-name="P17">    <text:span text:style-name="T3">}  </text:span></text:p>
        </text:list-item>
        <text:list-item>
          <text:p text:style-name="P2">}  </text:p>
        </text:list-item>
        <text:list-item>
          <text:p text:style-name="P2"><text:span text:style-name="T1">public</text:span> <text:span text:style-name="T1">class</text:span> JavaStreamExample {  </text:p>
        </text:list-item>
        <text:list-item>
          <text:p text:style-name="P17">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17">        <text:span text:style-name="T3">List&lt;Product&gt; productsList = </text:span><text:span text:style-name="T2">new</text:span><text:span text:style-name="T3"> ArrayList&lt;Product&gt;();  </text:span></text:p>
        </text:list-item>
        <text:list-item>
          <text:p text:style-name="P17">        <text:span text:style-name="T4">//Adding Products</text:span><text:span text:style-name="T3">  </text:span></text:p>
        </text:list-item>
        <text:list-item>
          <text:p text:style-name="P17">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17">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17">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17">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17">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17"><text:soft-page-break/>        <text:span text:style-name="T3">List&lt;Float&gt; productPriceList = </text:span><text:span text:style-name="T2">new</text:span><text:span text:style-name="T3"> ArrayList&lt;Float&gt;();  </text:span></text:p>
        </text:list-item>
        <text:list-item>
          <text:p text:style-name="P17">        <text:span text:style-name="T2">for</text:span><text:span text:style-name="T3">(Product product: productsList){  </text:span></text:p>
        </text:list-item>
        <text:list-item>
          <text:p text:style-name="P17">              </text:p>
        </text:list-item>
        <text:list-item>
          <text:p text:style-name="P17">            <text:span text:style-name="T4">// filtering data of list</text:span><text:span text:style-name="T3">  </text:span></text:p>
        </text:list-item>
        <text:list-item>
          <text:p text:style-name="P17">            <text:span text:style-name="T2">if</text:span><text:span text:style-name="T3">(product.price&lt;</text:span><text:span text:style-name="T5">30000</text:span><text:span text:style-name="T3">){  </text:span></text:p>
        </text:list-item>
        <text:list-item>
          <text:p text:style-name="P17">                <text:span text:style-name="T3">productPriceList.add(product.price);    </text:span><text:span text:style-name="T4">// adding price to a productPriceList</text:span><text:span text:style-name="T3">  </text:span></text:p>
        </text:list-item>
        <text:list-item>
          <text:p text:style-name="P17">            <text:span text:style-name="T3">}  </text:span></text:p>
        </text:list-item>
        <text:list-item>
          <text:p text:style-name="P17">        <text:span text:style-name="T3">}  </text:span></text:p>
        </text:list-item>
        <text:list-item>
          <text:p text:style-name="P17">        <text:span text:style-name="T3">System.out.println(productPriceList);   </text:span><text:span text:style-name="T4">// displaying data</text:span><text:span text:style-name="T3">  </text:span></text:p>
        </text:list-item>
        <text:list-item>
          <text:p text:style-name="P17">    <text:span text:style-name="T3">}  </text:span></text:p>
        </text:list-item>
        <text:list-item>
          <text:p text:style-name="P2">}  </text:p>
        </text:list-item>
      </text:list>
      <text:p text:style-name="P1">Output:</text:p>
      <text:p text:style-name="P38">[25000.0, 28000.0, 28000.0]</text:p>
      <text:p text:style-name="Horizontal_20_Line"/>
      <text:h text:style-name="P36" text:outline-level="3">Java Stream Example: Filtering Collection by using Stream</text:h>
      <text:p text:style-name="P1">Here, we are filtering data by using stream. You can see that code is optimized and maintained. Stream provides fast execution.</text:p>
      <text:list xml:id="list7034121842520028821" text:style-name="L3">
        <text:list-item>
          <text:p text:style-name="P3"><text:span text:style-name="T1">import</text:span> java.util.*;  </text:p>
        </text:list-item>
        <text:list-item>
          <text:p text:style-name="P3"><text:span text:style-name="T1">import</text:span> java.util.stream.Collectors;  </text:p>
        </text:list-item>
        <text:list-item>
          <text:p text:style-name="P3"><text:span text:style-name="T1">class</text:span> Product{  </text:p>
        </text:list-item>
        <text:list-item>
          <text:p text:style-name="P18">    <text:span text:style-name="T2">int</text:span><text:span text:style-name="T3"> id;  </text:span></text:p>
        </text:list-item>
        <text:list-item>
          <text:p text:style-name="P18">    <text:span text:style-name="T3">String name;  </text:span></text:p>
        </text:list-item>
        <text:list-item>
          <text:p text:style-name="P18">    <text:span text:style-name="T2">float</text:span><text:span text:style-name="T3"> price;  </text:span></text:p>
        </text:list-item>
        <text:list-item>
          <text:p text:style-name="P18">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18">        <text:span text:style-name="T2">this</text:span><text:span text:style-name="T3">.id = id;  </text:span></text:p>
        </text:list-item>
        <text:list-item>
          <text:p text:style-name="P18">        <text:span text:style-name="T2">this</text:span><text:span text:style-name="T3">.name = name;  </text:span></text:p>
        </text:list-item>
        <text:list-item>
          <text:p text:style-name="P18">        <text:span text:style-name="T2">this</text:span><text:span text:style-name="T3">.price = price;  </text:span></text:p>
        </text:list-item>
        <text:list-item>
          <text:p text:style-name="P18">    <text:span text:style-name="T3">}  </text:span></text:p>
        </text:list-item>
        <text:list-item>
          <text:p text:style-name="P3">}  </text:p>
        </text:list-item>
        <text:list-item>
          <text:p text:style-name="P3"><text:span text:style-name="T1">public</text:span> <text:span text:style-name="T1">class</text:span> JavaStreamExample {  </text:p>
        </text:list-item>
        <text:list-item>
          <text:p text:style-name="P18">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18">        <text:span text:style-name="T3">List&lt;Product&gt; productsList = </text:span><text:span text:style-name="T2">new</text:span><text:span text:style-name="T3"> ArrayList&lt;Product&gt;();  </text:span></text:p>
        </text:list-item>
        <text:list-item>
          <text:p text:style-name="P18">        <text:span text:style-name="T4">//Adding Products</text:span><text:span text:style-name="T3">  </text:span></text:p>
        </text:list-item>
        <text:list-item>
          <text:p text:style-name="P18">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18">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18">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18">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18">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18">        <text:span text:style-name="T3">List&lt;Float&gt; productPriceList2 =productsList.stream()  </text:span></text:p>
        </text:list-item>
        <text:list-item>
          <text:p text:style-name="P18">                                     <text:span text:style-name="T3">.filter(p -&gt; p.price &gt; </text:span><text:span text:style-name="T5">30000</text:span><text:span text:style-name="T3">)</text:span><text:span text:style-name="T4">// filtering data</text:span><text:span text:style-name="T3">  </text:span></text:p>
        </text:list-item>
        <text:list-item>
          <text:p text:style-name="P18">                                     <text:span text:style-name="T3">.map(p-&gt;p.price)        </text:span><text:span text:style-name="T4">// fetching price</text:span><text:span text:style-name="T3">  </text:span></text:p>
        </text:list-item>
        <text:list-item>
          <text:p text:style-name="P18">                                     <text:span text:style-name="T3">.collect(Collectors.toList()); </text:span><text:span text:style-name="T4">// collecting as list</text:span><text:span text:style-name="T3">  </text:span></text:p>
        </text:list-item>
        <text:list-item>
          <text:p text:style-name="P18">        <text:span text:style-name="T3">System.out.println(productPriceList2);  </text:span></text:p>
        </text:list-item>
        <text:list-item>
          <text:p text:style-name="P18">    <text:span text:style-name="T3">}  </text:span></text:p>
        </text:list-item>
        <text:list-item>
          <text:p text:style-name="P3"><text:soft-page-break/>}  </text:p>
        </text:list-item>
      </text:list>
      <text:p text:style-name="P1">Output:</text:p>
      <text:p text:style-name="P38">[90000.0]</text:p>
      <text:p text:style-name="Horizontal_20_Line"/>
      <text:h text:style-name="P36" text:outline-level="3">Java Stream Iterating Example</text:h>
      <text:p text:style-name="P1">You can use stream to iterate any number of times. Stream provides predefined methods to deal with the logic you implement. In the following example, we are iterating, filtering and passed a limit to fix the iteration.</text:p>
      <text:list xml:id="list1860658556038069212" text:style-name="L4">
        <text:list-item>
          <text:p text:style-name="P4"><text:span text:style-name="T1">import</text:span> java.util.stream.*;  </text:p>
        </text:list-item>
        <text:list-item>
          <text:p text:style-name="P4"><text:span text:style-name="T1">public</text:span> <text:span text:style-name="T1">class</text:span> JavaStreamExample {  </text:p>
        </text:list-item>
        <text:list-item>
          <text:p text:style-name="P19">    <text:span text:style-name="T2">public</text:span><text:span text:style-name="T3"> </text:span><text:span text:style-name="T2">static</text:span><text:span text:style-name="T3"> </text:span><text:span text:style-name="T2">void</text:span><text:span text:style-name="T3"> main(String[] args){  </text:span></text:p>
        </text:list-item>
        <text:list-item>
          <text:p text:style-name="P19">        <text:span text:style-name="T3">Stream.iterate(</text:span><text:span text:style-name="T5">1</text:span><text:span text:style-name="T3">, element-&gt;element+</text:span><text:span text:style-name="T5">1</text:span><text:span text:style-name="T3">)  </text:span></text:p>
        </text:list-item>
        <text:list-item>
          <text:p text:style-name="P19">        <text:span text:style-name="T3">.filter(element-&gt;element%</text:span><text:span text:style-name="T5">5</text:span><text:span text:style-name="T3">==</text:span><text:span text:style-name="T5">0</text:span><text:span text:style-name="T3">)  </text:span></text:p>
        </text:list-item>
        <text:list-item>
          <text:p text:style-name="P19">        <text:span text:style-name="T3">.limit(</text:span><text:span text:style-name="T5">5</text:span><text:span text:style-name="T3">)  </text:span></text:p>
        </text:list-item>
        <text:list-item>
          <text:p text:style-name="P19">        <text:span text:style-name="T3">.forEach(System.out::println);  </text:span></text:p>
        </text:list-item>
        <text:list-item>
          <text:p text:style-name="P19">    <text:span text:style-name="T3">}  </text:span></text:p>
        </text:list-item>
        <text:list-item>
          <text:p text:style-name="P4">}  </text:p>
        </text:list-item>
      </text:list>
      <text:p text:style-name="P1">Output:</text:p>
      <text:p text:style-name="P38">5</text:p>
      <text:p text:style-name="P39">10</text:p>
      <text:p text:style-name="P39">15</text:p>
      <text:p text:style-name="P39">20</text:p>
      <text:p text:style-name="P39">25</text:p>
      <text:p text:style-name="Horizontal_20_Line"/>
      <text:h text:style-name="P36" text:outline-level="3">Java Stream Example: Filtering and Iterating Collection</text:h>
      <text:p text:style-name="P1">In the following example, we are using filter() method. Here, you can see code is optimized and very concise.</text:p>
      <text:list xml:id="list8804477196268168192" text:style-name="L5">
        <text:list-item>
          <text:p text:style-name="P5"><text:span text:style-name="T1">import</text:span> java.util.*;  </text:p>
        </text:list-item>
        <text:list-item>
          <text:p text:style-name="P5"><text:span text:style-name="T1">class</text:span> Product{  </text:p>
        </text:list-item>
        <text:list-item>
          <text:p text:style-name="P20">    <text:span text:style-name="T2">int</text:span><text:span text:style-name="T3"> id;  </text:span></text:p>
        </text:list-item>
        <text:list-item>
          <text:p text:style-name="P20">    <text:span text:style-name="T3">String name;  </text:span></text:p>
        </text:list-item>
        <text:list-item>
          <text:p text:style-name="P20">    <text:span text:style-name="T2">float</text:span><text:span text:style-name="T3"> price;  </text:span></text:p>
        </text:list-item>
        <text:list-item>
          <text:p text:style-name="P20">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0">        <text:span text:style-name="T2">this</text:span><text:span text:style-name="T3">.id = id;  </text:span></text:p>
        </text:list-item>
        <text:list-item>
          <text:p text:style-name="P20">        <text:span text:style-name="T2">this</text:span><text:span text:style-name="T3">.name = name;  </text:span></text:p>
        </text:list-item>
        <text:list-item>
          <text:p text:style-name="P20">        <text:span text:style-name="T2">this</text:span><text:span text:style-name="T3">.price = price;  </text:span></text:p>
        </text:list-item>
        <text:list-item>
          <text:p text:style-name="P20">    <text:span text:style-name="T3">}  </text:span></text:p>
        </text:list-item>
        <text:list-item>
          <text:p text:style-name="P5">}  </text:p>
        </text:list-item>
        <text:list-item>
          <text:p text:style-name="P5"><text:span text:style-name="T1">public</text:span> <text:span text:style-name="T1">class</text:span> JavaStreamExample {  </text:p>
        </text:list-item>
        <text:list-item>
          <text:p text:style-name="P20">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0">        <text:span text:style-name="T3">List&lt;Product&gt; productsList = </text:span><text:span text:style-name="T2">new</text:span><text:span text:style-name="T3"> ArrayList&lt;Product&gt;();  </text:span></text:p>
        </text:list-item>
        <text:list-item>
          <text:p text:style-name="P20"><text:soft-page-break/>        <text:span text:style-name="T4">//Adding Products</text:span><text:span text:style-name="T3">  </text:span></text:p>
        </text:list-item>
        <text:list-item>
          <text:p text:style-name="P20">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0">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0">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0">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0">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0">        <text:span text:style-name="T4">// This is more compact approach for filtering data</text:span><text:span text:style-name="T3">  </text:span></text:p>
        </text:list-item>
        <text:list-item>
          <text:p text:style-name="P20">        <text:span text:style-name="T3">productsList.stream()  </text:span></text:p>
        </text:list-item>
        <text:list-item>
          <text:p text:style-name="P20">                             <text:span text:style-name="T3">.filter(product -&gt; product.price == </text:span><text:span text:style-name="T5">30000</text:span><text:span text:style-name="T3">)  </text:span></text:p>
        </text:list-item>
        <text:list-item>
          <text:p text:style-name="P20">                             <text:span text:style-name="T3">.forEach(product -&gt; System.out.println(product.name));    </text:span></text:p>
        </text:list-item>
        <text:list-item>
          <text:p text:style-name="P20">    <text:span text:style-name="T3">}  </text:span></text:p>
        </text:list-item>
        <text:list-item>
          <text:p text:style-name="P5">}  </text:p>
        </text:list-item>
      </text:list>
      <text:p text:style-name="P1">Output:</text:p>
      <text:p text:style-name="P38">Dell Laptop</text:p>
      <text:p text:style-name="Horizontal_20_Line"/>
      <text:h text:style-name="P36" text:outline-level="3">Java Stream Example : reduce() Method in Collection</text:h>
      <text:p text:style-name="P1">This method takes a sequence of input elements and combines them into a single summary result by repeated operation. For example, finding the sum of numbers, or accumulating elements into a list.</text:p>
      <text:p text:style-name="P1">In the following example, we are using reduce() method, which is used to sum of all the product prices.</text:p>
      <text:list xml:id="list4135404086036632719" text:style-name="L6">
        <text:list-item>
          <text:p text:style-name="P6"><text:span text:style-name="T1">import</text:span> java.util.*;  </text:p>
        </text:list-item>
        <text:list-item>
          <text:p text:style-name="P6"><text:span text:style-name="T1">class</text:span> Product{  </text:p>
        </text:list-item>
        <text:list-item>
          <text:p text:style-name="P21">    <text:span text:style-name="T2">int</text:span><text:span text:style-name="T3"> id;  </text:span></text:p>
        </text:list-item>
        <text:list-item>
          <text:p text:style-name="P21">    <text:span text:style-name="T3">String name;  </text:span></text:p>
        </text:list-item>
        <text:list-item>
          <text:p text:style-name="P21">    <text:span text:style-name="T2">float</text:span><text:span text:style-name="T3"> price;  </text:span></text:p>
        </text:list-item>
        <text:list-item>
          <text:p text:style-name="P21">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1">        <text:span text:style-name="T2">this</text:span><text:span text:style-name="T3">.id = id;  </text:span></text:p>
        </text:list-item>
        <text:list-item>
          <text:p text:style-name="P21">        <text:span text:style-name="T2">this</text:span><text:span text:style-name="T3">.name = name;  </text:span></text:p>
        </text:list-item>
        <text:list-item>
          <text:p text:style-name="P21">        <text:span text:style-name="T2">this</text:span><text:span text:style-name="T3">.price = price;  </text:span></text:p>
        </text:list-item>
        <text:list-item>
          <text:p text:style-name="P21">    <text:span text:style-name="T3">}  </text:span></text:p>
        </text:list-item>
        <text:list-item>
          <text:p text:style-name="P6">}  </text:p>
        </text:list-item>
        <text:list-item>
          <text:p text:style-name="P6"><text:span text:style-name="T1">public</text:span> <text:span text:style-name="T1">class</text:span> JavaStreamExample {  </text:p>
        </text:list-item>
        <text:list-item>
          <text:p text:style-name="P21">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1">        <text:span text:style-name="T3">List&lt;Product&gt; productsList = </text:span><text:span text:style-name="T2">new</text:span><text:span text:style-name="T3"> ArrayList&lt;Product&gt;();  </text:span></text:p>
        </text:list-item>
        <text:list-item>
          <text:p text:style-name="P21">        <text:span text:style-name="T4">//Adding Products</text:span><text:span text:style-name="T3">  </text:span></text:p>
        </text:list-item>
        <text:list-item>
          <text:p text:style-name="P21">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1">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1">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1">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1">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1">        <text:span text:style-name="T4">// This is more compact approach for filtering data</text:span><text:span text:style-name="T3">  </text:span></text:p>
        </text:list-item>
        <text:list-item>
          <text:p text:style-name="P21">        <text:span text:style-name="T3">Float totalPrice = productsList.stream()  </text:span></text:p>
        </text:list-item>
        <text:list-item>
          <text:p text:style-name="P21">                    <text:span text:style-name="T3">.map(product-&gt;product.price)  </text:span></text:p>
        </text:list-item>
        <text:list-item>
          <text:p text:style-name="P21"><text:soft-page-break/>                    <text:span text:style-name="T3">.reduce(</text:span><text:span text:style-name="T5">0</text:span><text:span text:style-name="T3">.0f,(sum, price)-&gt;sum+price);   </text:span><text:span text:style-name="T4">// accumulating price</text:span><text:span text:style-name="T3">  </text:span></text:p>
        </text:list-item>
        <text:list-item>
          <text:p text:style-name="P21">        <text:span text:style-name="T3">System.out.println(totalPrice);  </text:span></text:p>
        </text:list-item>
        <text:list-item>
          <text:p text:style-name="P21">        <text:span text:style-name="T4">// More precise code </text:span><text:span text:style-name="T3">  </text:span></text:p>
        </text:list-item>
        <text:list-item>
          <text:p text:style-name="P21">        <text:span text:style-name="T2">float</text:span><text:span text:style-name="T3"> totalPrice2 = productsList.stream()  </text:span></text:p>
        </text:list-item>
        <text:list-item>
          <text:p text:style-name="P21">                <text:span text:style-name="T3">.map(product-&gt;product.price)  </text:span></text:p>
        </text:list-item>
        <text:list-item>
          <text:p text:style-name="P21">                <text:span text:style-name="T3">.reduce(</text:span><text:span text:style-name="T5">0</text:span><text:span text:style-name="T3">.0f,Float::sum);   </text:span><text:span text:style-name="T4">// accumulating price, by referring method of Float class</text:span><text:span text:style-name="T3">  </text:span></text:p>
        </text:list-item>
        <text:list-item>
          <text:p text:style-name="P21">        <text:span text:style-name="T3">System.out.println(totalPrice2);  </text:span></text:p>
        </text:list-item>
        <text:list-item>
          <text:p text:style-name="P21">          </text:p>
        </text:list-item>
        <text:list-item>
          <text:p text:style-name="P21">    <text:span text:style-name="T3">}  </text:span></text:p>
        </text:list-item>
        <text:list-item>
          <text:p text:style-name="P6">}  </text:p>
        </text:list-item>
      </text:list>
      <text:p text:style-name="P1">Output:</text:p>
      <text:p text:style-name="P38">201000.0</text:p>
      <text:p text:style-name="P39">201000.0</text:p>
      <text:p text:style-name="Horizontal_20_Line"/>
      <text:h text:style-name="P36" text:outline-level="3">Java Stream Example: Sum by using Collectors Methods</text:h>
      <text:p text:style-name="P1">We can also use collectors to compute sum of numeric values. In the following example, we are using Collectors class and it?s specified methods to compute sum of all the product prices.</text:p>
      <text:list xml:id="list909750402774073981" text:style-name="L7">
        <text:list-item>
          <text:p text:style-name="P7"><text:span text:style-name="T1">import</text:span> java.util.*;  </text:p>
        </text:list-item>
        <text:list-item>
          <text:p text:style-name="P7"><text:span text:style-name="T1">import</text:span> java.util.stream.Collectors;  </text:p>
        </text:list-item>
        <text:list-item>
          <text:p text:style-name="P7"><text:span text:style-name="T1">class</text:span> Product{  </text:p>
        </text:list-item>
        <text:list-item>
          <text:p text:style-name="P22">    <text:span text:style-name="T2">int</text:span><text:span text:style-name="T3"> id;  </text:span></text:p>
        </text:list-item>
        <text:list-item>
          <text:p text:style-name="P22">    <text:span text:style-name="T3">String name;  </text:span></text:p>
        </text:list-item>
        <text:list-item>
          <text:p text:style-name="P22">    <text:span text:style-name="T2">float</text:span><text:span text:style-name="T3"> price;  </text:span></text:p>
        </text:list-item>
        <text:list-item>
          <text:p text:style-name="P22">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2">        <text:span text:style-name="T2">this</text:span><text:span text:style-name="T3">.id = id;  </text:span></text:p>
        </text:list-item>
        <text:list-item>
          <text:p text:style-name="P22">        <text:span text:style-name="T2">this</text:span><text:span text:style-name="T3">.name = name;  </text:span></text:p>
        </text:list-item>
        <text:list-item>
          <text:p text:style-name="P22">        <text:span text:style-name="T2">this</text:span><text:span text:style-name="T3">.price = price;  </text:span></text:p>
        </text:list-item>
        <text:list-item>
          <text:p text:style-name="P22">    <text:span text:style-name="T3">}  </text:span></text:p>
        </text:list-item>
        <text:list-item>
          <text:p text:style-name="P7">}  </text:p>
        </text:list-item>
        <text:list-item>
          <text:p text:style-name="P7"><text:span text:style-name="T1">public</text:span> <text:span text:style-name="T1">class</text:span> JavaStreamExample {  </text:p>
        </text:list-item>
        <text:list-item>
          <text:p text:style-name="P22">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2">        <text:span text:style-name="T3">List&lt;Product&gt; productsList = </text:span><text:span text:style-name="T2">new</text:span><text:span text:style-name="T3"> ArrayList&lt;Product&gt;();  </text:span></text:p>
        </text:list-item>
        <text:list-item>
          <text:p text:style-name="P22">        <text:span text:style-name="T4">//Adding Products</text:span><text:span text:style-name="T3">  </text:span></text:p>
        </text:list-item>
        <text:list-item>
          <text:p text:style-name="P22">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2">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2">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2">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2">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2">        <text:span text:style-name="T4">// Using Collectors's method to sum the prices.</text:span><text:span text:style-name="T3">  </text:span></text:p>
        </text:list-item>
        <text:list-item>
          <text:p text:style-name="P22">        <text:span text:style-name="T2">double</text:span><text:span text:style-name="T3"> totalPrice3 = productsList.stream()  </text:span></text:p>
        </text:list-item>
        <text:list-item>
          <text:p text:style-name="P22">                        <text:span text:style-name="T3">.collect(Collectors.summingDouble(product-&gt;product.price));  </text:span></text:p>
        </text:list-item>
        <text:list-item>
          <text:p text:style-name="P22">        <text:span text:style-name="T3">System.out.println(totalPrice3);  </text:span></text:p>
        </text:list-item>
        <text:list-item>
          <text:p text:style-name="P22">          </text:p>
        </text:list-item>
        <text:list-item>
          <text:p text:style-name="P22">    <text:span text:style-name="T3">}  </text:span></text:p>
        </text:list-item>
        <text:list-item>
          <text:p text:style-name="P7"><text:soft-page-break/>}  </text:p>
        </text:list-item>
      </text:list>
      <text:p text:style-name="P1">Output:</text:p>
      <text:p text:style-name="P38">201000.0</text:p>
      <text:p text:style-name="Horizontal_20_Line"/>
      <text:h text:style-name="P36" text:outline-level="3">Java Stream Example: Find Max and Min Product Price</text:h>
      <text:p text:style-name="P1">Following example finds min and max product price by using stream. It provides convenient way to find values without using imperative approach.</text:p>
      <text:list xml:id="list8191569128633637580" text:style-name="L8">
        <text:list-item>
          <text:p text:style-name="P8"><text:span text:style-name="T1">import</text:span> java.util.*;  </text:p>
        </text:list-item>
        <text:list-item>
          <text:p text:style-name="P8"><text:span text:style-name="T1">class</text:span> Product{  </text:p>
        </text:list-item>
        <text:list-item>
          <text:p text:style-name="P23">    <text:span text:style-name="T2">int</text:span><text:span text:style-name="T3"> id;  </text:span></text:p>
        </text:list-item>
        <text:list-item>
          <text:p text:style-name="P23">    <text:span text:style-name="T3">String name;  </text:span></text:p>
        </text:list-item>
        <text:list-item>
          <text:p text:style-name="P23">    <text:span text:style-name="T2">float</text:span><text:span text:style-name="T3"> price;  </text:span></text:p>
        </text:list-item>
        <text:list-item>
          <text:p text:style-name="P23">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3">        <text:span text:style-name="T2">this</text:span><text:span text:style-name="T3">.id = id;  </text:span></text:p>
        </text:list-item>
        <text:list-item>
          <text:p text:style-name="P23">        <text:span text:style-name="T2">this</text:span><text:span text:style-name="T3">.name = name;  </text:span></text:p>
        </text:list-item>
        <text:list-item>
          <text:p text:style-name="P23">        <text:span text:style-name="T2">this</text:span><text:span text:style-name="T3">.price = price;  </text:span></text:p>
        </text:list-item>
        <text:list-item>
          <text:p text:style-name="P23">    <text:span text:style-name="T3">}  </text:span></text:p>
        </text:list-item>
        <text:list-item>
          <text:p text:style-name="P8">}  </text:p>
        </text:list-item>
        <text:list-item>
          <text:p text:style-name="P8"><text:span text:style-name="T1">public</text:span> <text:span text:style-name="T1">class</text:span> JavaStreamExample {  </text:p>
        </text:list-item>
        <text:list-item>
          <text:p text:style-name="P23">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3">        <text:span text:style-name="T3">List&lt;Product&gt; productsList = </text:span><text:span text:style-name="T2">new</text:span><text:span text:style-name="T3"> ArrayList&lt;Product&gt;();  </text:span></text:p>
        </text:list-item>
        <text:list-item>
          <text:p text:style-name="P23">        <text:span text:style-name="T4">//Adding Products</text:span><text:span text:style-name="T3">  </text:span></text:p>
        </text:list-item>
        <text:list-item>
          <text:p text:style-name="P23">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3">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3">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3">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3">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3">        <text:span text:style-name="T4">// max() method to get max Product price </text:span><text:span text:style-name="T3">  </text:span></text:p>
        </text:list-item>
        <text:list-item>
          <text:p text:style-name="P23">        <text:span text:style-name="T3">Product productA = productsList.stream()  </text:span></text:p>
        </text:list-item>
        <text:list-item>
          <text:p text:style-name="P23">                        <text:span text:style-name="T3">.max((product1, product2)-&gt;   </text:span></text:p>
        </text:list-item>
        <text:list-item>
          <text:p text:style-name="P23">                        <text:span text:style-name="T3">product1.price &gt; product2.price ? </text:span><text:span text:style-name="T5">1</text:span><text:span text:style-name="T3">: -</text:span><text:span text:style-name="T5">1</text:span><text:span text:style-name="T3">).get();  </text:span></text:p>
        </text:list-item>
        <text:list-item>
          <text:p text:style-name="P23">          </text:p>
        </text:list-item>
        <text:list-item>
          <text:p text:style-name="P23">        <text:span text:style-name="T3">System.out.println(productA.price);  </text:span></text:p>
        </text:list-item>
        <text:list-item>
          <text:p text:style-name="P23">        <text:span text:style-name="T4">// min() method to get min Product price</text:span><text:span text:style-name="T3">  </text:span></text:p>
        </text:list-item>
        <text:list-item>
          <text:p text:style-name="P23">        <text:span text:style-name="T3">Product productB = productsList.stream()  </text:span></text:p>
        </text:list-item>
        <text:list-item>
          <text:p text:style-name="P23">                <text:span text:style-name="T3">.max((product1, product2)-&gt;   </text:span></text:p>
        </text:list-item>
        <text:list-item>
          <text:p text:style-name="P23">                <text:span text:style-name="T3">product1.price &lt; product2.price ? </text:span><text:span text:style-name="T5">1</text:span><text:span text:style-name="T3">: -</text:span><text:span text:style-name="T5">1</text:span><text:span text:style-name="T3">).get();  </text:span></text:p>
        </text:list-item>
        <text:list-item>
          <text:p text:style-name="P23">        <text:span text:style-name="T3">System.out.println(productB.price);  </text:span></text:p>
        </text:list-item>
        <text:list-item>
          <text:p text:style-name="P23">          </text:p>
        </text:list-item>
        <text:list-item>
          <text:p text:style-name="P23">    <text:span text:style-name="T3">}  </text:span></text:p>
        </text:list-item>
        <text:list-item>
          <text:p text:style-name="P8">}  </text:p>
        </text:list-item>
      </text:list>
      <text:p text:style-name="P1">Output:</text:p>
      <text:p text:style-name="P38">90000.0</text:p>
      <text:p text:style-name="P39"><text:soft-page-break/>25000.0</text:p>
      <text:p text:style-name="Horizontal_20_Line"/>
      <text:h text:style-name="P36" text:outline-level="3">Java Stream Example: count() Method in Collection</text:h>
      <text:list xml:id="list5783559707754729577" text:style-name="L9">
        <text:list-item>
          <text:p text:style-name="P9"><text:span text:style-name="T1">import</text:span> java.util.*;  </text:p>
        </text:list-item>
        <text:list-item>
          <text:p text:style-name="P9"><text:span text:style-name="T1">class</text:span> Product{  </text:p>
        </text:list-item>
        <text:list-item>
          <text:p text:style-name="P24">    <text:span text:style-name="T2">int</text:span><text:span text:style-name="T3"> id;  </text:span></text:p>
        </text:list-item>
        <text:list-item>
          <text:p text:style-name="P24">    <text:span text:style-name="T3">String name;  </text:span></text:p>
        </text:list-item>
        <text:list-item>
          <text:p text:style-name="P24">    <text:span text:style-name="T2">float</text:span><text:span text:style-name="T3"> price;  </text:span></text:p>
        </text:list-item>
        <text:list-item>
          <text:p text:style-name="P24">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4">        <text:span text:style-name="T2">this</text:span><text:span text:style-name="T3">.id = id;  </text:span></text:p>
        </text:list-item>
        <text:list-item>
          <text:p text:style-name="P24">        <text:span text:style-name="T2">this</text:span><text:span text:style-name="T3">.name = name;  </text:span></text:p>
        </text:list-item>
        <text:list-item>
          <text:p text:style-name="P24">        <text:span text:style-name="T2">this</text:span><text:span text:style-name="T3">.price = price;  </text:span></text:p>
        </text:list-item>
        <text:list-item>
          <text:p text:style-name="P24">    <text:span text:style-name="T3">}  </text:span></text:p>
        </text:list-item>
        <text:list-item>
          <text:p text:style-name="P9">}  </text:p>
        </text:list-item>
        <text:list-item>
          <text:p text:style-name="P9"><text:span text:style-name="T1">public</text:span> <text:span text:style-name="T1">class</text:span> JavaStreamExample {  </text:p>
        </text:list-item>
        <text:list-item>
          <text:p text:style-name="P24">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4">        <text:span text:style-name="T3">List&lt;Product&gt; productsList = </text:span><text:span text:style-name="T2">new</text:span><text:span text:style-name="T3"> ArrayList&lt;Product&gt;();  </text:span></text:p>
        </text:list-item>
        <text:list-item>
          <text:p text:style-name="P24">        <text:span text:style-name="T4">//Adding Products</text:span><text:span text:style-name="T3">  </text:span></text:p>
        </text:list-item>
        <text:list-item>
          <text:p text:style-name="P24">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4">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4">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4">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4">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4">        <text:span text:style-name="T4">// count number of products based on the filter</text:span><text:span text:style-name="T3">  </text:span></text:p>
        </text:list-item>
        <text:list-item>
          <text:p text:style-name="P24">        <text:span text:style-name="T2">long</text:span><text:span text:style-name="T3"> count = productsList.stream()  </text:span></text:p>
        </text:list-item>
        <text:list-item>
          <text:p text:style-name="P24">                    <text:span text:style-name="T3">.filter(product-&gt;product.price&lt;</text:span><text:span text:style-name="T5">30000</text:span><text:span text:style-name="T3">)  </text:span></text:p>
        </text:list-item>
        <text:list-item>
          <text:p text:style-name="P24">                    <text:span text:style-name="T3">.count();  </text:span></text:p>
        </text:list-item>
        <text:list-item>
          <text:p text:style-name="P24">        <text:span text:style-name="T3">System.out.println(count);  </text:span></text:p>
        </text:list-item>
        <text:list-item>
          <text:p text:style-name="P24">    <text:span text:style-name="T3">}  </text:span></text:p>
        </text:list-item>
        <text:list-item>
          <text:p text:style-name="P9">}  </text:p>
        </text:list-item>
      </text:list>
      <text:p text:style-name="P1">Output:</text:p>
      <text:p text:style-name="P38">3</text:p>
      <text:p text:style-name="P1">stream allows you to collect your result in any various forms. You can get you result as set, list or map and can perform manipulation on the elements.</text:p>
      <text:p text:style-name="Horizontal_20_Line"/>
      <text:h text:style-name="P36" text:outline-level="3">Java Stream Example : Convert List into Set</text:h>
      <text:list xml:id="list471839952193329229" text:style-name="L10">
        <text:list-item>
          <text:p text:style-name="P10"><text:span text:style-name="T1">import</text:span> java.util.*;  </text:p>
        </text:list-item>
        <text:list-item>
          <text:p text:style-name="P10"><text:span text:style-name="T1">import</text:span> java.util.stream.Collectors;  </text:p>
        </text:list-item>
        <text:list-item>
          <text:p text:style-name="P10"><text:span text:style-name="T1">class</text:span> Product{  </text:p>
        </text:list-item>
        <text:list-item>
          <text:p text:style-name="P25">    <text:span text:style-name="T2">int</text:span><text:span text:style-name="T3"> id;  </text:span></text:p>
        </text:list-item>
        <text:list-item>
          <text:p text:style-name="P25">    <text:span text:style-name="T3">String name;  </text:span></text:p>
        </text:list-item>
        <text:list-item>
          <text:p text:style-name="P25">    <text:span text:style-name="T2">float</text:span><text:span text:style-name="T3"> price;  </text:span></text:p>
        </text:list-item>
        <text:list-item>
          <text:p text:style-name="P25"><text:soft-page-break/>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5">        <text:span text:style-name="T2">this</text:span><text:span text:style-name="T3">.id = id;  </text:span></text:p>
        </text:list-item>
        <text:list-item>
          <text:p text:style-name="P25">        <text:span text:style-name="T2">this</text:span><text:span text:style-name="T3">.name = name;  </text:span></text:p>
        </text:list-item>
        <text:list-item>
          <text:p text:style-name="P25">        <text:span text:style-name="T2">this</text:span><text:span text:style-name="T3">.price = price;  </text:span></text:p>
        </text:list-item>
        <text:list-item>
          <text:p text:style-name="P25">    <text:span text:style-name="T3">}  </text:span></text:p>
        </text:list-item>
        <text:list-item>
          <text:p text:style-name="P10">}  </text:p>
        </text:list-item>
        <text:list-item>
          <text:p text:style-name="P25">  </text:p>
        </text:list-item>
        <text:list-item>
          <text:p text:style-name="P10"><text:span text:style-name="T1">public</text:span> <text:span text:style-name="T1">class</text:span> JavaStreamExample {  </text:p>
        </text:list-item>
        <text:list-item>
          <text:p text:style-name="P25">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5">        <text:span text:style-name="T3">List&lt;Product&gt; productsList = </text:span><text:span text:style-name="T2">new</text:span><text:span text:style-name="T3"> ArrayList&lt;Product&gt;();  </text:span></text:p>
        </text:list-item>
        <text:list-item>
          <text:p text:style-name="P25">  </text:p>
        </text:list-item>
        <text:list-item>
          <text:p text:style-name="P25">        <text:span text:style-name="T4">//Adding Products</text:span><text:span text:style-name="T3">  </text:span></text:p>
        </text:list-item>
        <text:list-item>
          <text:p text:style-name="P25">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5">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5">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5">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5">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5">          </text:p>
        </text:list-item>
        <text:list-item>
          <text:p text:style-name="P25">        <text:span text:style-name="T4">// Converting product List into Set</text:span><text:span text:style-name="T3">  </text:span></text:p>
        </text:list-item>
        <text:list-item>
          <text:p text:style-name="P25">        <text:span text:style-name="T3">Set&lt;Float&gt; productPriceList =   </text:span></text:p>
        </text:list-item>
        <text:list-item>
          <text:p text:style-name="P25">            <text:span text:style-name="T3">productsList.stream()  </text:span></text:p>
        </text:list-item>
        <text:list-item>
          <text:p text:style-name="P25">            <text:span text:style-name="T3">.filter(product-&gt;product.price &lt; </text:span><text:span text:style-name="T5">30000</text:span><text:span text:style-name="T3">)   </text:span><text:span text:style-name="T4">// filter product on the base of price</text:span><text:span text:style-name="T3">  </text:span></text:p>
        </text:list-item>
        <text:list-item>
          <text:p text:style-name="P25">            <text:span text:style-name="T3">.map(product-&gt;product.price)  </text:span></text:p>
        </text:list-item>
        <text:list-item>
          <text:p text:style-name="P25">            <text:span text:style-name="T3">.collect(Collectors.toSet());   </text:span><text:span text:style-name="T4">// collect it as Set(remove duplicate elements)</text:span><text:span text:style-name="T3">  </text:span></text:p>
        </text:list-item>
        <text:list-item>
          <text:p text:style-name="P25">        <text:span text:style-name="T3">System.out.println(productPriceList);  </text:span></text:p>
        </text:list-item>
        <text:list-item>
          <text:p text:style-name="P25">    <text:span text:style-name="T3">}  </text:span></text:p>
        </text:list-item>
        <text:list-item>
          <text:p text:style-name="P10">}  </text:p>
        </text:list-item>
      </text:list>
      <text:p text:style-name="P1">Output:</text:p>
      <text:p text:style-name="P38">[25000.0, 28000.0]</text:p>
      <text:p text:style-name="Horizontal_20_Line"/>
      <text:h text:style-name="P36" text:outline-level="3">Java Stream Example : Convert List into Map</text:h>
      <text:list xml:id="list1513024510885317150" text:style-name="L11">
        <text:list-item>
          <text:p text:style-name="P11"><text:span text:style-name="T1">import</text:span> java.util.*;  </text:p>
        </text:list-item>
        <text:list-item>
          <text:p text:style-name="P11"><text:span text:style-name="T1">import</text:span> java.util.stream.Collectors;  </text:p>
        </text:list-item>
        <text:list-item>
          <text:p text:style-name="P11"><text:span text:style-name="T1">class</text:span> Product{  </text:p>
        </text:list-item>
        <text:list-item>
          <text:p text:style-name="P26">    <text:span text:style-name="T2">int</text:span><text:span text:style-name="T3"> id;  </text:span></text:p>
        </text:list-item>
        <text:list-item>
          <text:p text:style-name="P26">    <text:span text:style-name="T3">String name;  </text:span></text:p>
        </text:list-item>
        <text:list-item>
          <text:p text:style-name="P26">    <text:span text:style-name="T2">float</text:span><text:span text:style-name="T3"> price;  </text:span></text:p>
        </text:list-item>
        <text:list-item>
          <text:p text:style-name="P26">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6">        <text:span text:style-name="T2">this</text:span><text:span text:style-name="T3">.id = id;  </text:span></text:p>
        </text:list-item>
        <text:list-item>
          <text:p text:style-name="P26">        <text:span text:style-name="T2">this</text:span><text:span text:style-name="T3">.name = name;  </text:span></text:p>
        </text:list-item>
        <text:list-item>
          <text:p text:style-name="P26">        <text:span text:style-name="T2">this</text:span><text:span text:style-name="T3">.price = price;  </text:span></text:p>
        </text:list-item>
        <text:list-item>
          <text:p text:style-name="P26">    <text:span text:style-name="T3">}  </text:span></text:p>
        </text:list-item>
        <text:list-item>
          <text:p text:style-name="P11">}  </text:p>
        </text:list-item>
        <text:list-item>
          <text:p text:style-name="P26">  </text:p>
        </text:list-item>
        <text:list-item>
          <text:p text:style-name="P11"><text:soft-page-break/><text:span text:style-name="T1">public</text:span> <text:span text:style-name="T1">class</text:span> JavaStreamExample {  </text:p>
        </text:list-item>
        <text:list-item>
          <text:p text:style-name="P26">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6">        <text:span text:style-name="T3">List&lt;Product&gt; productsList = </text:span><text:span text:style-name="T2">new</text:span><text:span text:style-name="T3"> ArrayList&lt;Product&gt;();  </text:span></text:p>
        </text:list-item>
        <text:list-item>
          <text:p text:style-name="P26">  </text:p>
        </text:list-item>
        <text:list-item>
          <text:p text:style-name="P26">        <text:span text:style-name="T4">//Adding Products</text:span><text:span text:style-name="T3">  </text:span></text:p>
        </text:list-item>
        <text:list-item>
          <text:p text:style-name="P26">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6">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6">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6">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6">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6">          </text:p>
        </text:list-item>
        <text:list-item>
          <text:p text:style-name="P26">        <text:span text:style-name="T4">// Converting Product List into a Map</text:span><text:span text:style-name="T3">  </text:span></text:p>
        </text:list-item>
        <text:list-item>
          <text:p text:style-name="P26">        <text:span text:style-name="T3">Map&lt;Integer,String&gt; productPriceMap =   </text:span></text:p>
        </text:list-item>
        <text:list-item>
          <text:p text:style-name="P26">            <text:span text:style-name="T3">productsList.stream()  </text:span></text:p>
        </text:list-item>
        <text:list-item>
          <text:p text:style-name="P26">                        <text:span text:style-name="T3">.collect(Collectors.toMap(p-&gt;p.id, p-&gt;p.name));  </text:span></text:p>
        </text:list-item>
        <text:list-item>
          <text:p text:style-name="P26">              </text:p>
        </text:list-item>
        <text:list-item>
          <text:p text:style-name="P26">        <text:span text:style-name="T3">System.out.println(productPriceMap);  </text:span></text:p>
        </text:list-item>
        <text:list-item>
          <text:p text:style-name="P26">    <text:span text:style-name="T3">}  </text:span></text:p>
        </text:list-item>
        <text:list-item>
          <text:p text:style-name="P11">}  </text:p>
        </text:list-item>
      </text:list>
      <text:p text:style-name="P1">Output:</text:p>
      <text:p text:style-name="P38">{1=HP Laptop, 2=Dell Laptop, 3=Lenevo Laptop, 4=Sony Laptop, 5=Apple Laptop}</text:p>
      <text:p text:style-name="Horizontal_20_Line"/>
      <text:h text:style-name="P36" text:outline-level="3">Method Reference in stream</text:h>
      <text:list xml:id="list4320561264385773785" text:style-name="L12">
        <text:list-item>
          <text:p text:style-name="P12"><text:span text:style-name="T1">import</text:span> java.util.*;  </text:p>
        </text:list-item>
        <text:list-item>
          <text:p text:style-name="P12"><text:span text:style-name="T1">import</text:span> java.util.stream.Collectors;  </text:p>
        </text:list-item>
        <text:list-item>
          <text:p text:style-name="P27">  </text:p>
        </text:list-item>
        <text:list-item>
          <text:p text:style-name="P12"><text:span text:style-name="T1">class</text:span> Product{  </text:p>
        </text:list-item>
        <text:list-item>
          <text:p text:style-name="P27">    <text:span text:style-name="T2">int</text:span><text:span text:style-name="T3"> id;  </text:span></text:p>
        </text:list-item>
        <text:list-item>
          <text:p text:style-name="P27">    <text:span text:style-name="T3">String name;  </text:span></text:p>
        </text:list-item>
        <text:list-item>
          <text:p text:style-name="P27">    <text:span text:style-name="T2">float</text:span><text:span text:style-name="T3"> price;  </text:span></text:p>
        </text:list-item>
        <text:list-item>
          <text:p text:style-name="P27">      </text:p>
        </text:list-item>
        <text:list-item>
          <text:p text:style-name="P27">    <text:span text:style-name="T2">public</text:span><text:span text:style-name="T3"> Product(</text:span><text:span text:style-name="T2">int</text:span><text:span text:style-name="T3"> id, String name, </text:span><text:span text:style-name="T2">float</text:span><text:span text:style-name="T3"> price) {  </text:span></text:p>
        </text:list-item>
        <text:list-item>
          <text:p text:style-name="P27">        <text:span text:style-name="T2">this</text:span><text:span text:style-name="T3">.id = id;  </text:span></text:p>
        </text:list-item>
        <text:list-item>
          <text:p text:style-name="P27">        <text:span text:style-name="T2">this</text:span><text:span text:style-name="T3">.name = name;  </text:span></text:p>
        </text:list-item>
        <text:list-item>
          <text:p text:style-name="P27">        <text:span text:style-name="T2">this</text:span><text:span text:style-name="T3">.price = price;  </text:span></text:p>
        </text:list-item>
        <text:list-item>
          <text:p text:style-name="P27">    <text:span text:style-name="T3">}  </text:span></text:p>
        </text:list-item>
        <text:list-item>
          <text:p text:style-name="P27">          </text:p>
        </text:list-item>
        <text:list-item>
          <text:p text:style-name="P27">    <text:span text:style-name="T2">public</text:span><text:span text:style-name="T3"> </text:span><text:span text:style-name="T2">int</text:span><text:span text:style-name="T3"> getId() {  </text:span></text:p>
        </text:list-item>
        <text:list-item>
          <text:p text:style-name="P27">        <text:span text:style-name="T2">return</text:span><text:span text:style-name="T3"> id;  </text:span></text:p>
        </text:list-item>
        <text:list-item>
          <text:p text:style-name="P27">    <text:span text:style-name="T3">}  </text:span></text:p>
        </text:list-item>
        <text:list-item>
          <text:p text:style-name="P27">    <text:span text:style-name="T2">public</text:span><text:span text:style-name="T3"> String getName() {  </text:span></text:p>
        </text:list-item>
        <text:list-item>
          <text:p text:style-name="P27">        <text:span text:style-name="T2">return</text:span><text:span text:style-name="T3"> name;  </text:span></text:p>
        </text:list-item>
        <text:list-item>
          <text:p text:style-name="P27">    <text:span text:style-name="T3">}  </text:span></text:p>
        </text:list-item>
        <text:list-item>
          <text:p text:style-name="P27">    <text:span text:style-name="T2">public</text:span><text:span text:style-name="T3"> </text:span><text:span text:style-name="T2">float</text:span><text:span text:style-name="T3"> getPrice() {  </text:span></text:p>
        </text:list-item>
        <text:list-item>
          <text:p text:style-name="P27"><text:soft-page-break/>        <text:span text:style-name="T2">return</text:span><text:span text:style-name="T3"> price;  </text:span></text:p>
        </text:list-item>
        <text:list-item>
          <text:p text:style-name="P27">    <text:span text:style-name="T3">}  </text:span></text:p>
        </text:list-item>
        <text:list-item>
          <text:p text:style-name="P12">}  </text:p>
        </text:list-item>
        <text:list-item>
          <text:p text:style-name="P27">  </text:p>
        </text:list-item>
        <text:list-item>
          <text:p text:style-name="P12"><text:span text:style-name="T1">public</text:span> <text:span text:style-name="T1">class</text:span> JavaStreamExample {  </text:p>
        </text:list-item>
        <text:list-item>
          <text:p text:style-name="P27">  </text:p>
        </text:list-item>
        <text:list-item>
          <text:p text:style-name="P27">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7">          </text:p>
        </text:list-item>
        <text:list-item>
          <text:p text:style-name="P27">        <text:span text:style-name="T3">List&lt;Product&gt; productsList = </text:span><text:span text:style-name="T2">new</text:span><text:span text:style-name="T3"> ArrayList&lt;Product&gt;();  </text:span></text:p>
        </text:list-item>
        <text:list-item>
          <text:p text:style-name="P27">          </text:p>
        </text:list-item>
        <text:list-item>
          <text:p text:style-name="P27">        <text:span text:style-name="T4">//Adding Products</text:span><text:span text:style-name="T3">  </text:span></text:p>
        </text:list-item>
        <text:list-item>
          <text:p text:style-name="P27">        <text:span text:style-name="T3">productsList.add(</text:span><text:span text:style-name="T2">new</text:span><text:span text:style-name="T3"> Product(</text:span><text:span text:style-name="T5">1</text:span><text:span text:style-name="T3">,</text:span><text:span text:style-name="T6">"HP Laptop"</text:span><text:span text:style-name="T3">,25000f));  </text:span></text:p>
        </text:list-item>
        <text:list-item>
          <text:p text:style-name="P27">        <text:span text:style-name="T3">productsList.add(</text:span><text:span text:style-name="T2">new</text:span><text:span text:style-name="T3"> Product(</text:span><text:span text:style-name="T5">2</text:span><text:span text:style-name="T3">,</text:span><text:span text:style-name="T6">"Dell Laptop"</text:span><text:span text:style-name="T3">,30000f));  </text:span></text:p>
        </text:list-item>
        <text:list-item>
          <text:p text:style-name="P27">        <text:span text:style-name="T3">productsList.add(</text:span><text:span text:style-name="T2">new</text:span><text:span text:style-name="T3"> Product(</text:span><text:span text:style-name="T5">3</text:span><text:span text:style-name="T3">,</text:span><text:span text:style-name="T6">"Lenevo Laptop"</text:span><text:span text:style-name="T3">,28000f));  </text:span></text:p>
        </text:list-item>
        <text:list-item>
          <text:p text:style-name="P27">        <text:span text:style-name="T3">productsList.add(</text:span><text:span text:style-name="T2">new</text:span><text:span text:style-name="T3"> Product(</text:span><text:span text:style-name="T5">4</text:span><text:span text:style-name="T3">,</text:span><text:span text:style-name="T6">"Sony Laptop"</text:span><text:span text:style-name="T3">,28000f));  </text:span></text:p>
        </text:list-item>
        <text:list-item>
          <text:p text:style-name="P27">        <text:span text:style-name="T3">productsList.add(</text:span><text:span text:style-name="T2">new</text:span><text:span text:style-name="T3"> Product(</text:span><text:span text:style-name="T5">5</text:span><text:span text:style-name="T3">,</text:span><text:span text:style-name="T6">"Apple Laptop"</text:span><text:span text:style-name="T3">,90000f));  </text:span></text:p>
        </text:list-item>
        <text:list-item>
          <text:p text:style-name="P27">          </text:p>
        </text:list-item>
        <text:list-item>
          <text:p text:style-name="P27">        <text:span text:style-name="T3">List&lt;Float&gt; productPriceList =   </text:span></text:p>
        </text:list-item>
        <text:list-item>
          <text:p text:style-name="P27">                <text:span text:style-name="T3">productsList.stream()  </text:span></text:p>
        </text:list-item>
        <text:list-item>
          <text:p text:style-name="P27">                            <text:span text:style-name="T3">.filter(p -&gt; p.price &gt; </text:span><text:span text:style-name="T5">30000</text:span><text:span text:style-name="T3">) </text:span><text:span text:style-name="T4">// filtering data</text:span><text:span text:style-name="T3">  </text:span></text:p>
        </text:list-item>
        <text:list-item>
          <text:p text:style-name="P27">                            <text:span text:style-name="T3">.map(Product::getPrice)         </text:span><text:span text:style-name="T4">// fetching price by referring getPrice method</text:span><text:span text:style-name="T3">  </text:span></text:p>
        </text:list-item>
        <text:list-item>
          <text:p text:style-name="P27">                            <text:span text:style-name="T3">.collect(Collectors.toList());  </text:span><text:span text:style-name="T4">// collecting as list</text:span><text:span text:style-name="T3">  </text:span></text:p>
        </text:list-item>
        <text:list-item>
          <text:p text:style-name="P27">        <text:span text:style-name="T3">System.out.println(productPriceList);  </text:span></text:p>
        </text:list-item>
        <text:list-item>
          <text:p text:style-name="P27">    <text:span text:style-name="T3">}  </text:span></text:p>
        </text:list-item>
        <text:list-item>
          <text:p text:style-name="P12">}  </text:p>
        </text:list-item>
      </text:list>
      <text:p text:style-name="Standard"/>
      <text:h text:style-name="P34" text:outline-level="1">Java Functional Interfaces</text:h>
      <text:p text:style-name="P1">An Interface that contains exactly one abstract method is known as functional interface. It can have any number of default, static methods but can contain only one abstract method. It can also declare methods of object class.</text:p>
      <text:p text:style-name="P1">Functional Interface is also known as Single Abstract Method Interfaces or SAM Interfaces. It is a new feature in Java, which helps to achieve functional programming approach.</text:p>
      <text:p text:style-name="Horizontal_20_Line"/>
      <text:h text:style-name="P37" text:outline-level="3">Example 1</text:h>
      <text:list xml:id="list6039123660148152062" text:style-name="L13">
        <text:list-item>
          <text:p text:style-name="P13"><text:span text:style-name="T7">@FunctionalInterface</text:span>  </text:p>
        </text:list-item>
        <text:list-item>
          <text:p text:style-name="P13"><text:span text:style-name="T1">interface</text:span> sayable{  </text:p>
        </text:list-item>
        <text:list-item>
          <text:p text:style-name="P28">    <text:span text:style-name="T2">void</text:span><text:span text:style-name="T3"> say(String msg);  </text:span></text:p>
        </text:list-item>
        <text:list-item>
          <text:p text:style-name="P13">}  </text:p>
        </text:list-item>
        <text:list-item>
          <text:p text:style-name="P13"><text:span text:style-name="T1">public</text:span> <text:span text:style-name="T1">class</text:span> FunctionalInterfaceExample <text:span text:style-name="T1">implements</text:span> sayable{  </text:p>
        </text:list-item>
        <text:list-item>
          <text:p text:style-name="P28">    <text:span text:style-name="T2">public</text:span><text:span text:style-name="T3"> </text:span><text:span text:style-name="T2">void</text:span><text:span text:style-name="T3"> say(String msg){  </text:span></text:p>
        </text:list-item>
        <text:list-item>
          <text:p text:style-name="P28">        <text:span text:style-name="T3">System.out.println(msg);  </text:span></text:p>
        </text:list-item>
        <text:list-item>
          <text:p text:style-name="P28">    <text:span text:style-name="T3">}  </text:span></text:p>
        </text:list-item>
        <text:list-item>
          <text:p text:style-name="P28">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8"><text:soft-page-break/>        <text:span text:style-name="T3">FunctionalInterfaceExample fie = </text:span><text:span text:style-name="T2">new</text:span><text:span text:style-name="T3"> FunctionalInterfaceExample();  </text:span></text:p>
        </text:list-item>
        <text:list-item>
          <text:p text:style-name="P28">        <text:span text:style-name="T3">fie.say(</text:span><text:span text:style-name="T6">"Hello there"</text:span><text:span text:style-name="T3">);  </text:span></text:p>
        </text:list-item>
        <text:list-item>
          <text:p text:style-name="P28">    <text:span text:style-name="T3">}  </text:span></text:p>
        </text:list-item>
        <text:list-item>
          <text:p text:style-name="P13">}  </text:p>
        </text:list-item>
      </text:list>
      <text:p text:style-name="P32"><text:a xlink:type="simple" xlink:href="https://compiler.javatpoint.com/opr/test.jsp?filename=FunctionalInterfaceExample" office:target-frame-name="_blank" xlink:show="new" text:style-name="Internet_20_link" text:visited-style-name="Visited_20_Internet_20_Link"><text:span text:style-name="T8">Test it Now</text:span></text:a></text:p>
      <text:p text:style-name="P1">Output:</text:p>
      <text:p text:style-name="P38">Hello there</text:p>
      <text:p text:style-name="Horizontal_20_Line"/>
      <text:p text:style-name="P1">A functional interface can have methods of object class. See in the following example.</text:p>
      <text:h text:style-name="P37" text:outline-level="3">Example 2</text:h>
      <text:list xml:id="list3446135967043813840" text:style-name="L14">
        <text:list-item>
          <text:p text:style-name="P29">      </text:p>
        </text:list-item>
        <text:list-item>
          <text:p text:style-name="P14"><text:span text:style-name="T7">@FunctionalInterface</text:span>  </text:p>
        </text:list-item>
        <text:list-item>
          <text:p text:style-name="P14"><text:span text:style-name="T1">interface</text:span> sayable{  </text:p>
        </text:list-item>
        <text:list-item>
          <text:p text:style-name="P29">    <text:span text:style-name="T2">void</text:span><text:span text:style-name="T3"> say(String msg);   </text:span><text:span text:style-name="T4">// abstract method</text:span><text:span text:style-name="T3">  </text:span></text:p>
        </text:list-item>
        <text:list-item>
          <text:p text:style-name="P29">    <text:span text:style-name="T4">// It can contain any number of Object class methods.</text:span><text:span text:style-name="T3">  </text:span></text:p>
        </text:list-item>
        <text:list-item>
          <text:p text:style-name="P29">    <text:span text:style-name="T2">int</text:span><text:span text:style-name="T3"> hashCode();  </text:span></text:p>
        </text:list-item>
        <text:list-item>
          <text:p text:style-name="P29">    <text:span text:style-name="T3">String toString();  </text:span></text:p>
        </text:list-item>
        <text:list-item>
          <text:p text:style-name="P29">    <text:span text:style-name="T2">boolean</text:span><text:span text:style-name="T3"> equals(Object obj);  </text:span></text:p>
        </text:list-item>
        <text:list-item>
          <text:p text:style-name="P14">}  </text:p>
        </text:list-item>
        <text:list-item>
          <text:p text:style-name="P14"><text:span text:style-name="T1">public</text:span> <text:span text:style-name="T1">class</text:span> FunctionalInterfaceExample2 <text:span text:style-name="T1">implements</text:span> sayable{  </text:p>
        </text:list-item>
        <text:list-item>
          <text:p text:style-name="P29">    <text:span text:style-name="T2">public</text:span><text:span text:style-name="T3"> </text:span><text:span text:style-name="T2">void</text:span><text:span text:style-name="T3"> say(String msg){  </text:span></text:p>
        </text:list-item>
        <text:list-item>
          <text:p text:style-name="P29">        <text:span text:style-name="T3">System.out.println(msg);  </text:span></text:p>
        </text:list-item>
        <text:list-item>
          <text:p text:style-name="P29">    <text:span text:style-name="T3">}  </text:span></text:p>
        </text:list-item>
        <text:list-item>
          <text:p text:style-name="P29">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29">        <text:span text:style-name="T3">FunctionalInterfaceExample2 fie = </text:span><text:span text:style-name="T2">new</text:span><text:span text:style-name="T3"> FunctionalInterfaceExample2();  </text:span></text:p>
        </text:list-item>
        <text:list-item>
          <text:p text:style-name="P29">        <text:span text:style-name="T3">fie.say(</text:span><text:span text:style-name="T6">"Hello there"</text:span><text:span text:style-name="T3">);  </text:span></text:p>
        </text:list-item>
        <text:list-item>
          <text:p text:style-name="P29">    <text:span text:style-name="T3">}  </text:span></text:p>
        </text:list-item>
        <text:list-item>
          <text:p text:style-name="P14">}  </text:p>
        </text:list-item>
      </text:list>
      <text:p text:style-name="P32"><text:a xlink:type="simple" xlink:href="https://compiler.javatpoint.com/opr/test.jsp?filename=FunctionalInterfaceExample2" office:target-frame-name="_blank" xlink:show="new" text:style-name="Internet_20_link" text:visited-style-name="Visited_20_Internet_20_Link"><text:span text:style-name="T8">Test it Now</text:span></text:a></text:p>
      <text:p text:style-name="P1">Output:</text:p>
      <text:p text:style-name="P38">Hello there</text:p>
      <text:p text:style-name="Horizontal_20_Line"/>
      <text:h text:style-name="P37" text:outline-level="3">Invalid Functional Interface</text:h>
      <text:p text:style-name="P1">A functional interface can extends another interface only when it does not have any abstract method.</text:p>
      <text:list xml:id="list2122055980169125601" text:style-name="L15">
        <text:list-item>
          <text:p text:style-name="P15"><text:span text:style-name="T1">interface</text:span> sayable{  </text:p>
        </text:list-item>
        <text:list-item>
          <text:p text:style-name="P30">    <text:span text:style-name="T2">void</text:span><text:span text:style-name="T3"> say(String msg);   </text:span><text:span text:style-name="T4">// abstract method</text:span><text:span text:style-name="T3">  </text:span></text:p>
        </text:list-item>
        <text:list-item>
          <text:p text:style-name="P15">}  </text:p>
        </text:list-item>
        <text:list-item>
          <text:p text:style-name="P15"><text:span text:style-name="T7">@FunctionalInterface</text:span>  </text:p>
        </text:list-item>
        <text:list-item>
          <text:p text:style-name="P15"><text:span text:style-name="T1">interface</text:span> Doable <text:span text:style-name="T1">extends</text:span> sayable{  </text:p>
        </text:list-item>
        <text:list-item>
          <text:p text:style-name="P30">    <text:span text:style-name="T4">// Invalid '@FunctionalInterface' annotation; Doable is not a functional interface</text:span><text:span text:style-name="T3">  </text:span></text:p>
        </text:list-item>
        <text:list-item>
          <text:p text:style-name="P30"><text:soft-page-break/>    <text:span text:style-name="T2">void</text:span><text:span text:style-name="T3"> doIt();  </text:span></text:p>
        </text:list-item>
        <text:list-item>
          <text:p text:style-name="P15">}  </text:p>
        </text:list-item>
      </text:list>
      <text:p text:style-name="P1">Output:</text:p>
      <text:p text:style-name="P38">compile-time error</text:p>
      <text:p text:style-name="Horizontal_20_Line"/>
      <text:h text:style-name="P37" text:outline-level="3">Example 3</text:h>
      <text:p text:style-name="P1">In the following example, a functional interface is extending to a non-functional interface.</text:p>
      <text:list xml:id="list1244074539571842221" text:style-name="L16">
        <text:list-item>
          <text:p text:style-name="P16"><text:span text:style-name="T1">interface</text:span> Doable{  </text:p>
        </text:list-item>
        <text:list-item>
          <text:p text:style-name="P31">    <text:span text:style-name="T2">default</text:span><text:span text:style-name="T3"> </text:span><text:span text:style-name="T2">void</text:span><text:span text:style-name="T3"> doIt(){  </text:span></text:p>
        </text:list-item>
        <text:list-item>
          <text:p text:style-name="P31">        <text:span text:style-name="T3">System.out.println(</text:span><text:span text:style-name="T6">"Do it now"</text:span><text:span text:style-name="T3">);  </text:span></text:p>
        </text:list-item>
        <text:list-item>
          <text:p text:style-name="P31">    <text:span text:style-name="T3">}  </text:span></text:p>
        </text:list-item>
        <text:list-item>
          <text:p text:style-name="P16">}  </text:p>
        </text:list-item>
        <text:list-item>
          <text:p text:style-name="P16"><text:span text:style-name="T7">@FunctionalInterface</text:span>  </text:p>
        </text:list-item>
        <text:list-item>
          <text:p text:style-name="P16"><text:span text:style-name="T1">interface</text:span> Sayable <text:span text:style-name="T1">extends</text:span> Doable{  </text:p>
        </text:list-item>
        <text:list-item>
          <text:p text:style-name="P31">    <text:span text:style-name="T2">void</text:span><text:span text:style-name="T3"> say(String msg);   </text:span><text:span text:style-name="T4">// abstract method</text:span><text:span text:style-name="T3">  </text:span></text:p>
        </text:list-item>
        <text:list-item>
          <text:p text:style-name="P16">}  </text:p>
        </text:list-item>
        <text:list-item>
          <text:p text:style-name="P16"><text:span text:style-name="T1">public</text:span> <text:span text:style-name="T1">class</text:span> FunctionalInterfaceExample3 <text:span text:style-name="T1">implements</text:span> Sayable{  </text:p>
        </text:list-item>
        <text:list-item>
          <text:p text:style-name="P31">    <text:span text:style-name="T2">public</text:span><text:span text:style-name="T3"> </text:span><text:span text:style-name="T2">void</text:span><text:span text:style-name="T3"> say(String msg){  </text:span></text:p>
        </text:list-item>
        <text:list-item>
          <text:p text:style-name="P31">        <text:span text:style-name="T3">System.out.println(msg);  </text:span></text:p>
        </text:list-item>
        <text:list-item>
          <text:p text:style-name="P31">    <text:span text:style-name="T3">}  </text:span></text:p>
        </text:list-item>
        <text:list-item>
          <text:p text:style-name="P31">    <text:span text:style-name="T2">public</text:span><text:span text:style-name="T3"> </text:span><text:span text:style-name="T2">static</text:span><text:span text:style-name="T3"> </text:span><text:span text:style-name="T2">void</text:span><text:span text:style-name="T3"> main(String[] args) {  </text:span></text:p>
        </text:list-item>
        <text:list-item>
          <text:p text:style-name="P31">        <text:span text:style-name="T3">FunctionalInterfaceExample3 fie = </text:span><text:span text:style-name="T2">new</text:span><text:span text:style-name="T3"> FunctionalInterfaceExample3();  </text:span></text:p>
        </text:list-item>
        <text:list-item>
          <text:p text:style-name="P31">        <text:span text:style-name="T3">fie.say(</text:span><text:span text:style-name="T6">"Hello there"</text:span><text:span text:style-name="T3">);  </text:span></text:p>
        </text:list-item>
        <text:list-item>
          <text:p text:style-name="P31">        <text:span text:style-name="T3">fie.doIt();  </text:span></text:p>
        </text:list-item>
        <text:list-item>
          <text:p text:style-name="P31">    <text:span text:style-name="T3">}  </text:span></text:p>
        </text:list-item>
        <text:list-item>
          <text:p text:style-name="P16">}  </text:p>
        </text:list-item>
      </text:list>
      <text:p text:style-name="P32"><text:a xlink:type="simple" xlink:href="https://compiler.javatpoint.com/opr/test.jsp?filename=FunctionalInterfaceExample3" office:target-frame-name="_blank" xlink:show="new" text:style-name="Internet_20_link" text:visited-style-name="Visited_20_Internet_20_Link"><text:span text:style-name="T8">Test it Now</text:span></text:a></text:p>
      <text:p text:style-name="P1">Output:</text:p>
      <text:p text:style-name="P38">Hello there</text:p>
      <text:p text:style-name="P39">Do it now</text:p>
      <text:p text:style-name="Horizontal_20_Line"/>
      <text:h text:style-name="P36" text:outline-level="3">Java Predefined-Functional Interfaces</text:h>
      <text:p text:style-name="P1">Java provides predefined functional interfaces to deal with functional programming by using lambda and method referen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tyle:font-face style:name="erdana" svg:font-family="erdana, helvetica, arial, sans-serif"/>
    <style:font-face style:name="verdana1" svg:font-family="verdana"/>
    <style:font-face style:name="verdana" svg:font-family="verdana,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1T21:49:21.43</meta:creation-date>
    <dc:date>2019-07-21T21:52:09.74</dc:date>
    <meta:editing-duration>PT2M48S</meta:editing-duration>
    <meta:editing-cycles>2</meta:editing-cycles>
    <meta:generator>OpenOffice/4.1.3$Win32 OpenOffice.org_project/413m1$Build-9783</meta:generator>
    <meta:document-statistic meta:table-count="0" meta:image-count="0" meta:object-count="0" meta:page-count="12" meta:paragraph-count="463" meta:word-count="2171" meta:character-count="18690"/>
  </office:meta>
</office:document-meta>
</file>